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3.9076in" table:align="left"/>
    </style:style>
    <style:style style:name="Table1.A" style:family="table-column">
      <style:table-column-properties style:column-width="0.9271in"/>
    </style:style>
    <style:style style:name="Table1.B" style:family="table-column">
      <style:table-column-properties style:column-width="2.9806in"/>
    </style:style>
    <style:style style:name="Table1.1" style:family="table-row">
      <style:table-row-properties fo:background-color="#4169e1">
        <style:background-image/>
      </style:table-row-properties>
    </style:style>
    <style:style style:name="Table1.A1" style:family="table-cell">
      <style:table-cell-properties style:vertical-align="middle" fo:padding="0.0194in" fo:border="none"/>
    </style:style>
    <style:style style:name="Table1.3" style:family="table-row">
      <style:table-row-properties fo:background-color="#eeeeee">
        <style:background-image/>
      </style:table-row-properties>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paragraph-properties fo:margin-top="0in" fo:margin-bottom="0in"/>
    </style:style>
    <style:style style:name="P6" style:family="paragraph" style:parent-style-name="Text_20_body" style:list-style-name="L1">
      <style:paragraph-properties fo:margin-top="0in" fo:margin-bottom="0in"/>
    </style:style>
    <style:style style:name="P7" style:family="paragraph" style:parent-style-name="Text_20_body" style:list-style-name="L2">
      <style:paragraph-properties fo:margin-top="0in" fo:margin-bottom="0in"/>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Preformatted_20_Text" style:list-style-name="L1">
      <style:paragraph-properties fo:margin-top="0in" fo:margin-bottom="0.1965in"/>
    </style:style>
    <style:style style:name="fr1" style:family="graphic" style:parent-style-name="Graphics">
      <style:graphic-properties fo:margin-left="0in" fo:margin-right="0in" fo:margin-top="0in" fo:margin-bottom="0in" style:vertical-pos="top" style:vertical-rel="baseline" fo:padding="0in" fo:border="0.0138in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Vimperator for Opera</text:h>
      <text:section text:style-name="Sect1" text:name="firstpost">
        <text:p text:style-name="Text_20_body">Friday, 4. July 2008, 02:43:59</text:p>
        <text:p text:style-name="Text_20_body"><text:a xlink:type="simple" xlink:href="http://my.opera.com/Blazeix/blog/index.dml/tag/opera">opera</text:a>, <text:a xlink:type="simple" xlink:href="http://my.opera.com/Blazeix/blog/index.dml/tag/vimperator">vimperator</text:a>, <text:a xlink:type="simple" xlink:href="http://my.opera.com/Blazeix/blog/index.dml/tag/vimperopera">vimperopera</text:a>, <text:a xlink:type="simple" xlink:href="http://my.opera.com/Blazeix/blog/index.dml/tag/hit-a-hint">hit-a-hint</text:a> </text:p>
        <text:p text:style-name="Text_20_body">Introduction </text:p>
        <text:p text:style-name="Text_20_body">One of the best extensions out there for Firefox (in my opinion, at least) is <text:a xlink:type="simple" xlink:href="http://vimperator.mozdev.org/" office:target-frame-name="_blank" xlink:show="new">Vimperator</text:a>. Quoting from the Vimperator index page, "Vimperator is a free browser add-on for Firefox, which makes it look and behave like the Vim text editor." I and many of my friends have installed Vimperator, and immediately became addicted to it. It sped up workflow and was fun at the same time. Vimperator is the main reason why I stuck with Firefox so long before switching to Opera. </text:p>
        <text:p text:style-name="Text_20_body">A while ago I decided to test out Opera, figuring that I'd eventually switch back to Vimperator. Before I switched back, however, I took a look at the versatile keybindings and customization available. I was so impressed I decided to stick with Opera, and recreate the Vimperator functionality. I've emulated some of the features I use the most in vimperator, including common keybindings and the <text:a xlink:type="simple" xlink:href="https://addons.mozilla.org/en-US/firefox/addon/1341" office:target-frame-name="_blank" xlink:show="new">Hit-a-Hint</text:a> navigation. I've uploaded my configuration to this post, so you can enjoy Vimperator navigation with the speed of Opera.</text:p>
        <text:p text:style-name="Text_20_body">Installation </text:p>
        <text:p text:style-name="Text_20_body">To make Opera 9.51 behave like Vim, and by extension Vimperator, follow these instructions:</text:p>
        <text:list xml:id="list1947337561" text:style-name="L1">
          <text:list-item>
            <text:p text:style-name="P1"><text:a xlink:type="simple" xlink:href="http://my.opera.com/Blazeix/blog/vimperator-for-opera#download">Download</text:a> the attached file 'vimperopera.ini' (see bottom of post) and place it in your profile under the 'keyboard' directory. Under Linux, this directory is under: </text:p>
            <text:p text:style-name="P10">~/.opera/keyboard</text:p>
            <text:p text:style-name="P1">For Windows, look under </text:p>
            <text:p text:style-name="P10">C:\Documents and Settings\user\Application Data\Opera\Opera\profile\keyboard</text:p>
          </text:list-item>
          <text:list-item>
            <text:p text:style-name="P6">Open up your preferences window and navigate to Advanced-&gt;Shortcuts-&gt;Keyboard Setup and choose 'vimperopera'. Press O.K. </text:p>
          </text:list-item>
          <text:list-item>
            <text:p text:style-name="P1">(Optional) To get a more authentic Vim[perator] experience, you may want to hide all of your toolbars except for the tab bar and address bar. Do this from the Tools-&gt;Appearance-&gt;Toolbars tab, and press Shift+m to toggle the menu bar on/off. I put my address bar at the bottom of the window, and kept the tab bar at the top. I hid all the other toolbars. </text:p>
          </text:list-item>
        </text:list>
        <text:p text:style-name="Text_20_body">Using Vimperopera </text:p>
        <text:p text:style-name="Text_20_body">Now, vim and vimperator are modal programs and Opera, well, not so much. However, I feel very comfortable using the vimperopera keybindings and can switch back and forth between vimperator and vimperopera with ease. Almost all of your trusty vimperator keybindings are available (At least, the ones that I could find mentioned in the Vimperator documentation, which seems to be lacking). All the shortcuts I've grown attached to such as gh (go to homepage), gH (go to homepage in new tab), o, O, t, T, etc. are all working. See the list below for the keybindings.</text:p>
        <text:p text:style-name="Text_20_body">As I mentioned earlier, hit-a-hint spacial navigation, which I can't live without, has been emulated using Javascript bound to the 'f' key for basic hints and ';' for extended hints. </text:p>
        <text:list xml:id="list1075816739" text:style-name="L2">
          <text:list-item>
            <text:p text:style-name="P7"><text:span text:style-name="Strong_20_Emphasis">Basic hints</text:span> ('f') - Displays numbers next to each link. Type the number of link and press enter to go to that link. If the number you type has only one possible hint, that hint will be automatically <text:soft-page-break/>chosen for you. </text:p>
          </text:list-item>
          <text:list-item>
            <text:p text:style-name="P2"><text:span text:style-name="Strong_20_Emphasis">Extended hint mode</text:span> (';') - Displays numbers next to each link, and allows you to open multiple links at a time. Type in the numbers of the links you want to follow, separated by a comma, and press enter when you are done. Those links will open in new tabs. </text:p>
          </text:list-item>
        </text:list>
        <text:p text:style-name="Text_20_body">Screenshot of Vimperopera in hints mode</text:p>
        <text:p text:style-name="Text_20_body"><draw:a xlink:type="simple" xlink:href="http://files.myopera.com/Blazeix/blog/vimperator_hints.png" office:target-frame-name="_blank" xlink:show="new"><draw:frame draw:style-name="fr1" draw:name="graphics1" text:anchor-type="as-char" svg:width="3.1528in" svg:height="2.5173in" draw:z-index="0"><draw:image xlink:href="http://files.myopera.com/Blazeix/blog/vimperator_thumb.png" xlink:type="simple" xlink:show="embed" xlink:actuate="onLoad"/></draw:frame></draw:a> Additional Approvements </text:p>
        <text:list xml:id="list1895141777" text:style-name="L3">
          <text:list-item>
            <text:p text:style-name="P8">I found that the <text:a xlink:type="simple" xlink:href="http://my.opera.com/Tamil/blog/opera-standard-slim-skin" office:target-frame-name="_blank" xlink:show="new">Opera Standard Slim Skin</text:a>, by Tamil, fits well with the whole Vim look. It's a minimalistic skin that decreases the padding of the default Opera skin. </text:p>
          </text:list-item>
          <text:list-item>
            <text:p text:style-name="P8">I use google bookmarks, so I bound ':' to 'focus address bar', nicknamed the google bookmarks page 'bmarks', and the 'Add to bookmarks' bookmarklet 'bmark'. Now, when I type ':bmarks' and ':bmark' I get a list of bookmarks and a prompt to 'Add page to bookmarks,' respectively. </text:p>
          </text:list-item>
          <text:list-item>
            <text:p text:style-name="P3">I also dislike how google automatically steals focus for its search bar, so I added the 'blurgoogle' <text:a xlink:type="simple" xlink:href="http://www.opera.com/support/tutorials/userjs/" office:target-frame-name="_blank" xlink:show="new">UserJS</text:a>, see <text:a xlink:type="simple" xlink:href="http://my.opera.com/Blazeix/blog/vimperator-for-opera#download">attached</text:a>. </text:p>
          </text:list-item>
        </text:list>
        <text:p text:style-name="Text_20_body">Hotkeys </text:p>
        <text:p text:style-name="P5">Here are a list of the hotkeys available with this keybinding. This list omits the default keybindings for brevity. </text:p>
        <table:table table:name="Table1" table:style-name="Table1">
          <table:table-column table:style-name="Table1.A"/>
          <table:table-column table:style-name="Table1.B"/>
          <table:table-row table:style-name="Table1.1">
            <table:table-cell table:style-name="Table1.A1" office:value-type="string">
              <text:p text:style-name="Table_20_Heading">Key Combo</text:p>
            </table:table-cell>
            <table:table-cell table:style-name="Table1.A1" office:value-type="string">
              <text:p text:style-name="Table_20_Heading">Description</text:p>
            </table:table-cell>
          </table:table-row>
          <table:table-row>
            <table:table-cell table:style-name="Table1.A1" office:value-type="string">
              <text:p text:style-name="Table_20_Contents">shift m</text:p>
            </table:table-cell>
            <table:table-cell table:style-name="Table1.A1" office:value-type="string">
              <text:p text:style-name="Table_20_Contents">Toggle Menubar</text:p>
            </table:table-cell>
          </table:table-row>
          <table:table-row table:style-name="Table1.3">
            <table:table-cell table:style-name="Table1.A1" office:value-type="string">
              <text:p text:style-name="Table_20_Contents">h</text:p>
            </table:table-cell>
            <table:table-cell table:style-name="Table1.A1" office:value-type="string">
              <text:p text:style-name="Table_20_Contents">move left</text:p>
            </table:table-cell>
          </table:table-row>
          <table:table-row>
            <table:table-cell table:style-name="Table1.A1" office:value-type="string">
              <text:p text:style-name="Table_20_Contents">j</text:p>
            </table:table-cell>
            <table:table-cell table:style-name="Table1.A1" office:value-type="string">
              <text:p text:style-name="Table_20_Contents">move down</text:p>
            </table:table-cell>
          </table:table-row>
          <table:table-row table:style-name="Table1.3">
            <table:table-cell table:style-name="Table1.A1" office:value-type="string">
              <text:p text:style-name="Table_20_Contents">k</text:p>
            </table:table-cell>
            <table:table-cell table:style-name="Table1.A1" office:value-type="string">
              <text:p text:style-name="Table_20_Contents">move up</text:p>
            </table:table-cell>
          </table:table-row>
          <table:table-row>
            <table:table-cell table:style-name="Table1.A1" office:value-type="string">
              <text:p text:style-name="Table_20_Contents">l</text:p>
            </table:table-cell>
            <table:table-cell table:style-name="Table1.A1" office:value-type="string">
              <text:p text:style-name="Table_20_Contents">move right</text:p>
            </table:table-cell>
          </table:table-row>
          <table:table-row table:style-name="Table1.3">
            <table:table-cell table:style-name="Table1.A1" office:value-type="string">
              <text:p text:style-name="Table_20_Contents">H</text:p>
            </table:table-cell>
            <table:table-cell table:style-name="Table1.A1" office:value-type="string">
              <text:p text:style-name="Table_20_Contents">Back</text:p>
            </table:table-cell>
          </table:table-row>
          <table:table-row>
            <table:table-cell table:style-name="Table1.A1" office:value-type="string">
              <text:p text:style-name="Table_20_Contents">Ctrl o</text:p>
            </table:table-cell>
            <table:table-cell table:style-name="Table1.A1" office:value-type="string">
              <text:p text:style-name="Table_20_Contents">Back</text:p>
            </table:table-cell>
          </table:table-row>
          <table:table-row table:style-name="Table1.3">
            <table:table-cell table:style-name="Table1.A1" office:value-type="string">
              <text:p text:style-name="Table_20_Contents">L</text:p>
            </table:table-cell>
            <table:table-cell table:style-name="Table1.A1" office:value-type="string">
              <text:p text:style-name="Table_20_Contents">Forward</text:p>
            </table:table-cell>
          </table:table-row>
          <table:table-row>
            <table:table-cell table:style-name="Table1.A1" office:value-type="string">
              <text:p text:style-name="Table_20_Contents">Ctrl i</text:p>
            </table:table-cell>
            <table:table-cell table:style-name="Table1.A1" office:value-type="string">
              <text:p text:style-name="Table_20_Contents">Forward</text:p>
            </table:table-cell>
          </table:table-row>
          <table:table-row table:style-name="Table1.3">
            <table:table-cell table:style-name="Table1.A1" office:value-type="string">
              <text:p text:style-name="Table_20_Contents">gh</text:p>
            </table:table-cell>
            <table:table-cell table:style-name="Table1.A1" office:value-type="string">
              <text:p text:style-name="Table_20_Contents">go to homepage</text:p>
            </table:table-cell>
          </table:table-row>
          <table:table-row>
            <table:table-cell table:style-name="Table1.A1" office:value-type="string">
              <text:p text:style-name="Table_20_Contents">gH</text:p>
            </table:table-cell>
            <table:table-cell table:style-name="Table1.A1" office:value-type="string">
              <text:p text:style-name="Table_20_Contents">go to homepage in new tab</text:p>
            </table:table-cell>
          </table:table-row>
          <table:table-row table:style-name="Table1.3">
            <table:table-cell table:style-name="Table1.A1" office:value-type="string">
              <text:p text:style-name="Table_20_Contents">gt</text:p>
            </table:table-cell>
            <table:table-cell table:style-name="Table1.A1" office:value-type="string">
              <text:p text:style-name="Table_20_Contents">next tab</text:p>
            </table:table-cell>
          </table:table-row>
          <table:table-row>
            <table:table-cell table:style-name="Table1.A1" office:value-type="string">
              <text:p text:style-name="Table_20_Contents">gT</text:p>
            </table:table-cell>
            <table:table-cell table:style-name="Table1.A1" office:value-type="string">
              <text:p text:style-name="Table_20_Contents">previous tab</text:p>
            </table:table-cell>
          </table:table-row>
          <table:table-row table:style-name="Table1.3">
            <table:table-cell table:style-name="Table1.A1" office:value-type="string">
              <text:p text:style-name="Table_20_Contents">d</text:p>
            </table:table-cell>
            <table:table-cell table:style-name="Table1.A1" office:value-type="string">
              <text:p text:style-name="Table_20_Contents">delete (close) tab</text:p>
            </table:table-cell>
          </table:table-row>
          <text:soft-page-break/>
          <table:table-row>
            <table:table-cell table:style-name="Table1.A1" office:value-type="string">
              <text:p text:style-name="Table_20_Contents">o</text:p>
            </table:table-cell>
            <table:table-cell table:style-name="Table1.A1" office:value-type="string">
              <text:p text:style-name="Table_20_Contents">address bar </text:p>
            </table:table-cell>
          </table:table-row>
          <table:table-row table:style-name="Table1.3">
            <table:table-cell table:style-name="Table1.A1" office:value-type="string">
              <text:p text:style-name="Table_20_Contents">O</text:p>
            </table:table-cell>
            <table:table-cell table:style-name="Table1.A1" office:value-type="string">
              <text:p text:style-name="Table_20_Contents">address bar with current url</text:p>
            </table:table-cell>
          </table:table-row>
          <table:table-row>
            <table:table-cell table:style-name="Table1.A1" office:value-type="string">
              <text:p text:style-name="Table_20_Contents">t</text:p>
            </table:table-cell>
            <table:table-cell table:style-name="Table1.A1" office:value-type="string">
              <text:p text:style-name="Table_20_Contents">new tab</text:p>
            </table:table-cell>
          </table:table-row>
          <table:table-row table:style-name="Table1.3">
            <table:table-cell table:style-name="Table1.A1" office:value-type="string">
              <text:p text:style-name="Table_20_Contents">T</text:p>
            </table:table-cell>
            <table:table-cell table:style-name="Table1.A1" office:value-type="string">
              <text:p text:style-name="Table_20_Contents">new tab with current url</text:p>
            </table:table-cell>
          </table:table-row>
          <table:table-row>
            <table:table-cell table:style-name="Table1.A1" office:value-type="string">
              <text:p text:style-name="Table_20_Contents">gu</text:p>
            </table:table-cell>
            <table:table-cell table:style-name="Table1.A1" office:value-type="string">
              <text:p text:style-name="Table_20_Contents">go up one level</text:p>
            </table:table-cell>
          </table:table-row>
          <table:table-row table:style-name="Table1.3">
            <table:table-cell table:style-name="Table1.A1" office:value-type="string">
              <text:p text:style-name="Table_20_Contents">u</text:p>
            </table:table-cell>
            <table:table-cell table:style-name="Table1.A1" office:value-type="string">
              <text:p text:style-name="Table_20_Contents">undo close tab</text:p>
            </table:table-cell>
          </table:table-row>
          <table:table-row>
            <table:table-cell table:style-name="Table1.A1" office:value-type="string">
              <text:p text:style-name="Table_20_Contents">y</text:p>
            </table:table-cell>
            <table:table-cell table:style-name="Table1.A1" office:value-type="string">
              <text:p text:style-name="Table_20_Contents">yank (copy) current address on to clipboard</text:p>
            </table:table-cell>
          </table:table-row>
          <table:table-row table:style-name="Table1.3">
            <table:table-cell table:style-name="Table1.A1" office:value-type="string">
              <text:p text:style-name="Table_20_Contents">p</text:p>
            </table:table-cell>
            <table:table-cell table:style-name="Table1.A1" office:value-type="string">
              <text:p text:style-name="Table_20_Contents">paste clipboard contents</text:p>
            </table:table-cell>
          </table:table-row>
          <table:table-row>
            <table:table-cell table:style-name="Table1.A1" office:value-type="string">
              <text:p text:style-name="Table_20_Contents">P</text:p>
            </table:table-cell>
            <table:table-cell table:style-name="Table1.A1" office:value-type="string">
              <text:p text:style-name="Table_20_Contents">paste clipboard contents into new tab</text:p>
            </table:table-cell>
          </table:table-row>
          <table:table-row table:style-name="Table1.3">
            <table:table-cell table:style-name="Table1.A1" office:value-type="string">
              <text:p text:style-name="Table_20_Contents">i</text:p>
            </table:table-cell>
            <table:table-cell table:style-name="Table1.A1" office:value-type="string">
              <text:p text:style-name="Table_20_Contents">focus first form field</text:p>
            </table:table-cell>
          </table:table-row>
          <table:table-row>
            <table:table-cell table:style-name="Table1.A1" office:value-type="string">
              <text:p text:style-name="Table_20_Contents">gi</text:p>
            </table:table-cell>
            <table:table-cell table:style-name="Table1.A1" office:value-type="string">
              <text:p text:style-name="Table_20_Contents">focus previous form field</text:p>
            </table:table-cell>
          </table:table-row>
          <table:table-row table:style-name="Table1.3">
            <table:table-cell table:style-name="Table1.A1" office:value-type="string">
              <text:p text:style-name="Table_20_Contents">[[</text:p>
            </table:table-cell>
            <table:table-cell table:style-name="Table1.A1" office:value-type="string">
              <text:p text:style-name="Table_20_Contents">Rewind</text:p>
            </table:table-cell>
          </table:table-row>
          <table:table-row>
            <table:table-cell table:style-name="Table1.A1" office:value-type="string">
              <text:p text:style-name="Table_20_Contents">]]</text:p>
            </table:table-cell>
            <table:table-cell table:style-name="Table1.A1" office:value-type="string">
              <text:p text:style-name="Table_20_Contents">Fast forward</text:p>
            </table:table-cell>
          </table:table-row>
          <table:table-row table:style-name="Table1.3">
            <table:table-cell table:style-name="Table1.A1" office:value-type="string">
              <text:p text:style-name="Table_20_Contents">r</text:p>
            </table:table-cell>
            <table:table-cell table:style-name="Table1.A1" office:value-type="string">
              <text:p text:style-name="Table_20_Contents">refresh page</text:p>
            </table:table-cell>
          </table:table-row>
          <table:table-row>
            <table:table-cell table:style-name="Table1.A1" office:value-type="string">
              <text:p text:style-name="Table_20_Contents">/</text:p>
            </table:table-cell>
            <table:table-cell table:style-name="Table1.A1" office:value-type="string">
              <text:p text:style-name="Table_20_Contents">find</text:p>
            </table:table-cell>
          </table:table-row>
          <table:table-row table:style-name="Table1.3">
            <table:table-cell table:style-name="Table1.A1" office:value-type="string">
              <text:p text:style-name="Table_20_Contents">n</text:p>
            </table:table-cell>
            <table:table-cell table:style-name="Table1.A1" office:value-type="string">
              <text:p text:style-name="Table_20_Contents">find next</text:p>
            </table:table-cell>
          </table:table-row>
          <table:table-row>
            <table:table-cell table:style-name="Table1.A1" office:value-type="string">
              <text:p text:style-name="Table_20_Contents">N</text:p>
            </table:table-cell>
            <table:table-cell table:style-name="Table1.A1" office:value-type="string">
              <text:p text:style-name="Table_20_Contents">find previous</text:p>
            </table:table-cell>
          </table:table-row>
          <table:table-row table:style-name="Table1.3">
            <table:table-cell table:style-name="Table1.A1" office:value-type="string">
              <text:p text:style-name="Table_20_Contents">Ctrl Insert</text:p>
            </table:table-cell>
            <table:table-cell table:style-name="Table1.A1" office:value-type="string">
              <text:p text:style-name="Table_20_Contents">Copy</text:p>
            </table:table-cell>
          </table:table-row>
          <table:table-row>
            <table:table-cell table:style-name="Table1.A1" office:value-type="string">
              <text:p text:style-name="Table_20_Contents">Shift Insert</text:p>
            </table:table-cell>
            <table:table-cell table:style-name="Table1.A1" office:value-type="string">
              <text:p text:style-name="Table_20_Contents">Paste</text:p>
            </table:table-cell>
          </table:table-row>
          <table:table-row table:style-name="Table1.3">
            <table:table-cell table:style-name="Table1.A1" office:value-type="string">
              <text:p text:style-name="Table_20_Contents">zi</text:p>
            </table:table-cell>
            <table:table-cell table:style-name="Table1.A1" office:value-type="string">
              <text:p text:style-name="Table_20_Contents">zoom in</text:p>
            </table:table-cell>
          </table:table-row>
          <table:table-row>
            <table:table-cell table:style-name="Table1.A1" office:value-type="string">
              <text:p text:style-name="Table_20_Contents">zo</text:p>
            </table:table-cell>
            <table:table-cell table:style-name="Table1.A1" office:value-type="string">
              <text:p text:style-name="Table_20_Contents">zoom out</text:p>
            </table:table-cell>
          </table:table-row>
          <table:table-row table:style-name="Table1.3">
            <table:table-cell table:style-name="Table1.A1" office:value-type="string">
              <text:p text:style-name="Table_20_Contents">wq</text:p>
            </table:table-cell>
            <table:table-cell table:style-name="Table1.A1" office:value-type="string">
              <text:p text:style-name="Table_20_Contents">hide opera</text:p>
            </table:table-cell>
          </table:table-row>
          <table:table-row>
            <table:table-cell table:style-name="Table1.A1" office:value-type="string">
              <text:p text:style-name="Table_20_Contents">ZZ</text:p>
            </table:table-cell>
            <table:table-cell table:style-name="Table1.A1" office:value-type="string">
              <text:p text:style-name="Table_20_Contents">quit opera</text:p>
            </table:table-cell>
          </table:table-row>
          <table:table-row table:style-name="Table1.3">
            <table:table-cell table:style-name="Table1.A1" office:value-type="string">
              <text:p text:style-name="Table_20_Contents">e</text:p>
            </table:table-cell>
            <table:table-cell table:style-name="Table1.A1" office:value-type="string">
              <text:p text:style-name="Table_20_Contents">open xterm</text:p>
            </table:table-cell>
          </table:table-row>
          <table:table-row>
            <table:table-cell table:style-name="Table1.A1" office:value-type="string">
              <text:p text:style-name="Table_20_Contents">Ctrl q, dw</text:p>
            </table:table-cell>
            <table:table-cell table:style-name="Table1.A1" office:value-type="string">
              <text:p text:style-name="Table_20_Contents">delete a word in a text field</text:p>
            </table:table-cell>
          </table:table-row>
          <table:table-row table:style-name="Table1.3">
            <table:table-cell table:style-name="Table1.A1" office:value-type="string">
              <text:p text:style-name="Table_20_Contents">Ctrl q, dd</text:p>
            </table:table-cell>
            <table:table-cell table:style-name="Table1.A1" office:value-type="string">
              <text:p text:style-name="Table_20_Contents">clear a text field</text:p>
            </table:table-cell>
          </table:table-row>
          <table:table-row>
            <table:table-cell table:style-name="Table1.A1" office:value-type="string">
              <text:p text:style-name="Table_20_Contents">Ctrl q, d$</text:p>
            </table:table-cell>
            <table:table-cell table:style-name="Table1.A1" office:value-type="string">
              <text:p text:style-name="Table_20_Contents">delete to end of line</text:p>
            </table:table-cell>
          </table:table-row>
          <table:table-row table:style-name="Table1.3">
            <table:table-cell table:style-name="Table1.A1" office:value-type="string">
              <text:p text:style-name="Table_20_Contents">b</text:p>
            </table:table-cell>
            <table:table-cell table:style-name="Table1.A1" office:value-type="string">
              <text:p text:style-name="Table_20_Contents">bookmark</text:p>
            </table:table-cell>
          </table:table-row>
          <table:table-row>
            <table:table-cell table:style-name="Table1.A1" office:value-type="string">
              <text:p text:style-name="Table_20_Contents">ctrl b</text:p>
            </table:table-cell>
            <table:table-cell table:style-name="Table1.A1" office:value-type="string">
              <text:p text:style-name="Table_20_Contents">bookmark list</text:p>
            </table:table-cell>
          </table:table-row>
          <table:table-row table:style-name="Table1.3">
            <table:table-cell table:style-name="Table1.A1" office:value-type="string">
              <text:p text:style-name="Table_20_Contents">m</text:p>
            </table:table-cell>
            <table:table-cell table:style-name="Table1.A1" office:value-type="string">
              <text:p text:style-name="Table_20_Contents">mail</text:p>
            </table:table-cell>
          </table:table-row>
          <table:table-row>
            <table:table-cell table:style-name="Table1.A1" office:value-type="string">
              <text:p text:style-name="Table_20_Contents">:</text:p>
            </table:table-cell>
            <table:table-cell table:style-name="Table1.A1" office:value-type="string">
              <text:p text:style-name="Table_20_Contents">focus address bar</text:p>
            </table:table-cell>
          </table:table-row>
          <table:table-row table:style-name="Table1.3">
            <table:table-cell table:style-name="Table1.A1" office:value-type="string">
              <text:p text:style-name="Table_20_Contents">f</text:p>
            </table:table-cell>
            <table:table-cell table:style-name="Table1.A1" office:value-type="string">
              <text:p text:style-name="Table_20_Contents">hints mode</text:p>
            </table:table-cell>
          </table:table-row>
          <table:table-row>
            <table:table-cell table:style-name="Table1.A1" office:value-type="string">
              <text:p text:style-name="Table_20_Contents">;</text:p>
            </table:table-cell>
            <table:table-cell table:style-name="Table1.A1" office:value-type="string">
              <text:p text:style-name="Table_20_Contents">extended hints mode</text:p>
            </table:table-cell>
          </table:table-row>
        </table:table>
        <text:p text:style-name="Text_20_body"><text:line-break/><text:line-break/><text:bookmark text:name="download"/>Download </text:p>
        <text:p text:style-name="Text_20_body"><text:a xlink:type="simple" xlink:href="http://files.myopera.com/Blazeix/blog/vimperopera.ini" office:target-frame-name="_blank" xlink:show="new">vimperopera.ini</text:a> - Keyboard Configuration</text:p>
        <text:p text:style-name="Text_20_body"><text:a xlink:type="simple" xlink:href="http://files.myopera.com/Blazeix/blog/blurgoogle.js" office:target-frame-name="_blank" xlink:show="new">blurgoogle.js</text:a> - Optional BlurGoogle UserJS</text:p>
        <text:p text:style-name="Text_20_body"><text:line-break/>Credits and Changes </text:p>
        <text:list xml:id="list82992504" text:style-name="L4">
          <text:list-item>
            <text:p text:style-name="P9"><text:soft-page-break/>A big thanks to <text:a xlink:type="simple" xlink:href="http://www.calmar.ws/opera/" office:target-frame-name="_blank" xlink:show="new">Calmar's Opera keybindings</text:a>, which served as an excellent starting point! </text:p>
          </text:list-item>
          <text:list-item>
            <text:p text:style-name="P9"><text:a xlink:type="simple" xlink:href="http://my.opera.com/mksdcom/blog/">mksdcom</text:a> let me know about the e.preventDefault() call, thanks! I've updated vimperopera.ini to call this function. </text:p>
          </text:list-item>
          <text:list-item>
            <text:p text:style-name="P9">7/7/08 - Made extended hint mode more robust </text:p>
          </text:list-item>
          <text:list-item>
            <text:p text:style-name="P4">2/28/09 - Made normal hint mode open in current page, like FF's vimperator does. Added Page[Down,Up], Home/End, and Ctrl[+shift]+Tab key bindings due to popular request. </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urtosis </meta:initial-creator>
    <meta:creation-date>2010-08-17T20:59:30</meta:creation-date>
    <meta:document-statistic meta:table-count="1" meta:image-count="1" meta:object-count="0" meta:page-count="4" meta:paragraph-count="130" meta:word-count="929" meta:character-count="5301"/>
    <dc:date>2010-08-17T21:00:21</dc:date>
    <dc:creator>kurtosis </dc:creator>
    <meta:editing-duration>PT00H00M53S</meta:editing-duration>
    <meta:editing-cycles>1</meta:editing-cycles>
    <meta:generator>OpenOffice.org/3.2$Unix OpenOffice.org_project/320m12$Build-9483</meta:generator>
  </office:meta>
</office:document-meta>
</file>